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bold" officeooo:rsid="00135492" officeooo:paragraph-rsid="00135492" style:font-weight-asian="bold" style:font-weight-complex="bold"/>
    </style:style>
    <style:style style:name="P2" style:family="paragraph" style:parent-style-name="Standard" style:list-style-name="L3">
      <style:text-properties fo:color="#000000" fo:font-weight="bold" officeooo:rsid="00149a4a" officeooo:paragraph-rsid="00149a4a" style:font-weight-asian="bold" style:font-weight-complex="bold"/>
    </style:style>
    <style:style style:name="P3" style:family="paragraph" style:parent-style-name="Standard" style:list-style-name="L3">
      <style:text-properties fo:color="#000000" fo:font-weight="bold" officeooo:rsid="00166e84" officeooo:paragraph-rsid="00166e84" style:font-weight-asian="bold" style:font-weight-complex="bold"/>
    </style:style>
    <style:style style:name="P4" style:family="paragraph" style:parent-style-name="Standard" style:list-style-name="L3">
      <style:text-properties fo:color="#000000" fo:font-weight="bold" officeooo:rsid="0021bc78" officeooo:paragraph-rsid="0021bc78" style:font-weight-asian="bold" style:font-weight-complex="bold"/>
    </style:style>
    <style:style style:name="P5" style:family="paragraph" style:parent-style-name="Standard" style:list-style-name="L3">
      <style:text-properties fo:color="#000000" fo:font-weight="normal" officeooo:rsid="00135492" officeooo:paragraph-rsid="00135492" style:font-weight-asian="normal" style:font-weight-complex="normal"/>
    </style:style>
    <style:style style:name="P6" style:family="paragraph" style:parent-style-name="Standard" style:list-style-name="L3">
      <style:text-properties fo:color="#000000" officeooo:paragraph-rsid="0021bc7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6e84" style:font-weight-asian="normal" style:font-weight-complex="normal"/>
    </style:style>
    <style:style style:name="T3" style:family="text">
      <style:text-properties fo:font-weight="normal" officeooo:rsid="001942ff" style:font-weight-asian="normal" style:font-weight-complex="normal"/>
    </style:style>
    <style:style style:name="T4" style:family="text">
      <style:text-properties fo:font-weight="normal" officeooo:rsid="001c19e4" style:font-weight-asian="normal" style:font-weight-complex="normal"/>
    </style:style>
    <style:style style:name="T5" style:family="text">
      <style:text-properties fo:font-weight="normal" officeooo:rsid="001c4130" style:font-weight-asian="normal" style:font-weight-complex="normal"/>
    </style:style>
    <style:style style:name="T6" style:family="text">
      <style:text-properties fo:font-weight="normal" officeooo:rsid="002035e2" style:font-weight-asian="normal" style:font-weight-complex="normal"/>
    </style:style>
    <style:style style:name="T7" style:family="text">
      <style:text-properties fo:font-weight="normal" officeooo:rsid="00149a4a" style:font-weight-asian="normal" style:font-weight-complex="normal"/>
    </style:style>
    <style:style style:name="T8" style:family="text">
      <style:text-properties fo:font-weight="normal" officeooo:rsid="001d31ea" style:font-weight-asian="normal" style:font-weight-complex="normal"/>
    </style:style>
    <style:style style:name="T9" style:family="text">
      <style:text-properties fo:font-weight="normal" officeooo:rsid="0020143a" style:font-weight-asian="normal" style:font-weight-complex="normal"/>
    </style:style>
    <style:style style:name="T10" style:family="text">
      <style:text-properties fo:font-weight="normal" officeooo:rsid="001ec0e0" style:font-weight-asian="normal" style:font-weight-complex="normal"/>
    </style:style>
    <style:style style:name="T11" style:family="text">
      <style:text-properties fo:font-weight="bold" officeooo:rsid="00149a4a" style:font-weight-asian="bold" style:font-weight-complex="bold"/>
    </style:style>
    <style:style style:name="T12" style:family="text">
      <style:text-properties officeooo:rsid="001942ff"/>
    </style:style>
    <style:style style:name="T13" style:family="text">
      <style:text-properties officeooo:rsid="001c4130"/>
    </style:style>
    <style:style style:name="T14" style:family="text">
      <style:text-properties fo:color="#000000" fo:font-weight="normal" officeooo:rsid="00166e84" style:font-weight-asian="normal" style:font-weight-complex="normal"/>
    </style:style>
    <style:style style:name="T15" style:family="text">
      <style:text-properties fo:color="#000000" fo:font-weight="normal" officeooo:rsid="00149a4a" style:font-weight-asian="normal" style:font-weight-complex="normal"/>
    </style:style>
    <style:style style:name="T16" style:family="text">
      <style:text-properties fo:color="#000000" fo:font-weight="normal" officeooo:rsid="001c4130" style:font-weight-asian="normal" style:font-weight-complex="normal"/>
    </style:style>
    <style:style style:name="T17" style:family="text">
      <style:text-properties fo:color="#000000" fo:font-weight="normal" officeooo:rsid="001d31ea" style:font-weight-asian="normal" style:font-weight-complex="normal"/>
    </style:style>
    <style:style style:name="T18" style:family="text">
      <style:text-properties fo:color="#000000" fo:font-weight="normal" officeooo:rsid="001ec0e0" style:font-weight-asian="normal" style:font-weight-complex="normal"/>
    </style:style>
    <style:style style:name="T19" style:family="text">
      <style:text-properties fo:color="#000000" fo:font-weight="normal" officeooo:rsid="0020143a" style:font-weight-asian="normal" style:font-weight-complex="normal"/>
    </style:style>
    <style:style style:name="T20" style:family="text">
      <style:text-properties fo:color="#000000" fo:font-weight="normal" officeooo:rsid="001c19e4" style:font-weight-asian="normal" style:font-weight-complex="normal"/>
    </style:style>
    <style:style style:name="T21" style:family="text">
      <style:text-properties fo:color="#000000" fo:font-weight="bold" officeooo:rsid="00149a4a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umptions :- </text:p>
      <text:list xml:id="list443364412" text:style-name="L3">
        <text:list-item>
          <text:p text:style-name="P5">states = ['ap', 'ar', 'as', 'br', 'ct', 'dl', 'ga', 'gj',</text:p>
          <text:p text:style-name="P5"><text:s text:c="10"/>'hp', 'hr', 'jh', 'ka', 'kl', 'mh', 'ml', 'mn',</text:p>
          <text:p text:style-name="P5"><text:s text:c="10"/>'mp', 'mz', 'nl', 'or', 'pb', 'rj', 'sk', 'tg',</text:p>
          <text:p text:style-name="P5"><text:s text:c="10"/>'tn', 'tr', 'up', 'ut', 'wb']</text:p>
        </text:list-item>
        <text:list-item>
          <text:p text:style-name="P5">uts = ['an', 'ch', 'dd', 'dn', 'jk', 'la', 'ld', 'py']</text:p>
        </text:list-item>
        <text:list-item>
          <text:p text:style-name="P2"><text:span text:style-name="T12">D</text:span>elhi <text:span text:style-name="T1"><text:s/>is assumed to be a state</text:span></text:p>
        </text:list-item>
        <text:list-item>
          <text:p text:style-name="P2"><text:span text:style-name="T1">in Q1_1, </text:span>‘tt’ <text:span text:style-name="T1">is used.</text:span></text:p>
        </text:list-item>
        <text:list-item>
          <text:p text:style-name="P6"><text:span text:style-name="T7">start_date and end_date format –</text:span><text:span text:style-name="T11"> YYYY-MM-DD </text:span><text:span text:style-name="T7">and dates are assumed to be </text:span><text:span text:style-name="T11">valid, </text:span><text:span text:style-name="T4">otherwise proper message will be displayed.</text:span></text:p>
        </text:list-item>
        <text:list-item>
          <text:p text:style-name="P6"><text:span text:style-name="T2">I</text:span><text:span text:style-name="T7">n the dataset, date format assumed to be DD-</text:span><text:span text:style-name="T5">mmm</text:span><text:span text:style-name="T7">-YY. </text:span><text:span text:style-name="T2">If the format is not followed <text:s/>in any row, then that row is removed from dataset.</text:span><text:span text:style-name="T8">(</text:span><text:span text:style-name="T9">E</text:span><text:span text:style-name="T10">x - </text:span><text:span text:style-name="T8">12-Mar-20)</text:span></text:p>
        </text:list-item>
        <text:list-item>
          <text:p text:style-name="P3"><text:span text:style-name="T1">Count of confirmed, recovered, deceased cases in all states is assumed to be a</text:span><text:span text:style-name="T3">n</text:span><text:span text:style-name="T1"> </text:span>integer<text:span text:style-name="T1"> and if </text:span><text:span text:style-name="T6">found </text:span><text:span text:style-name="T1">not integer then it is </text:span>replaced<text:span text:style-name="T1"> by </text:span>zero<text:span text:style-name="T1"> so that we can perform integer operations on that.</text:span></text:p>
        </text:list-item>
        <text:list-item>
          <text:p text:style-name="P3"><text:span text:style-name="T1">‘un’ column is </text:span>removed<text:span text:style-name="T1"> from dataset.</text:span></text:p>
        </text:list-item>
        <text:list-item>
          <text:p text:style-name="P3"><text:span text:style-name="T1">In Q_3, </text:span>start<text:span text:style-name="T1">_</text:span>date<text:span text:style-name="T1"> is considered as origin.</text:span></text:p>
        </text:list-item>
        <text:list-item>
          <text:p text:style-name="P4"><text:span text:style-name="T1">If some state in missing in a row, then its value is assumed to be zero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01:14:04.417028075</meta:creation-date>
    <dc:date>2020-09-19T01:38:34.764711307</dc:date>
    <meta:editing-duration>PT24M23S</meta:editing-duration>
    <meta:editing-cycles>15</meta:editing-cycles>
    <meta:generator>LibreOffice/6.4.6.2$Linux_X86_64 LibreOffice_project/40$Build-2</meta:generator>
    <meta:document-statistic meta:table-count="0" meta:image-count="0" meta:object-count="0" meta:page-count="1" meta:paragraph-count="14" meta:word-count="177" meta:character-count="959" meta:non-whitespace-character-count="775"/>
  </office:meta>
</office:document-meta>
</file>